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808080" draw:marker-start-width="0.276cm" draw:marker-end-width="0.276cm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808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808080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02cm" draw:marker-start="" draw:marker-start-width="0.61cm" draw:marker-end="Rounded_20_short_20_Arrow" draw:marker-end-width="0.254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draw:marker-start-width="0.352cm" draw:marker-end="Rounded_20_short_20_Arrow" draw:marker-end-width="0.254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10pt" style:font-size-asian="10pt" style:font-size-complex="10pt"/>
    </style:style>
    <style:style style:name="T1" style:family="text">
      <style:text-properties style:font-name="Ubuntu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08cm" svg:height="1.016cm" svg:x="8.62cm" svg:y="20.939cm">
          <text:p text:style-name="P1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9.128cm" svg:y="20.939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9.636cm" svg:y="20.939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0.144cm" svg:y="20.939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0.652cm" svg:y="20.939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1.16cm" svg:y="20.939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1.668cm" svg:y="20.939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2.176cm" svg:y="20.939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2.684cm" svg:y="20.939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3.192cm" svg:y="20.939cm"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3.7cm" svg:y="20.939cm"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4.208cm" svg:y="20.939cm"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1.016cm" svg:x="12.684cm" svg:y="19.161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1.016cm" svg:x="10.652cm" svg:y="19.161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1.016cm" svg:x="8.62cm" svg:y="19.161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2.032cm" svg:height="1.016cm" svg:x="6.588cm" svg:y="1.381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8.62cm" svg:y="1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636cm" svg:y="1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10.652cm" svg:y="1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11.668cm" svg:y="1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12.684cm" svg:y="1.3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0.254cm" svg:height="0.254cm" svg:x="9.001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0.254cm" svg:height="0.254cm" svg:x="10.017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1.016cm" svg:x="4.937cm" svg:y="3.92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5.953cm" svg:y="3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1.016cm" svg:x="6.969cm" svg:y="3.921cm">
          <text:p text:style-name="P1"><text:span text:style-name="T1">1000$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0.254cm" svg:height="0.254cm" svg:x="6.334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2.032cm" svg:height="1.016cm" svg:x="2.905cm" svg:y="3.921cm">
          <text:p text:style-name="P1"><text:span text:style-name="T1">Employe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016cm" svg:height="1.016cm" svg:x="11.16cm" svg:y="3.92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12.176cm" svg:y="3.9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54cm" svg:height="0.254cm" svg:x="12.557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032cm" svg:height="1.016cm" svg:x="9.128cm" svg:y="3.921cm">
          <text:p text:style-name="P1"><text:span text:style-name="T1">Employe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1.016cm" svg:x="13.192cm" svg:y="3.921cm">
          <text:p text:style-name="P1"><text:span text:style-name="T1">1000$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144cm" svg:y1="2.016cm" svg:x2="10.144cm" svg:y2="3.921cm" draw:start-shape="id1" draw:start-glue-point="8" draw:end-shape="id2" draw:end-glue-point="0" svg:d="M10144 2016v1905" svg:viewBox="0 0 1 1906">
          <text:p/>
        </draw:connector>
        <draw:connector draw:style-name="gr7" draw:text-style-name="P1" draw:layer="layout" draw:line-skew="0.202cm" svg:x1="9.128cm" svg:y1="2.016cm" svg:x2="3.921cm" svg:y2="3.921cm" draw:start-shape="id3" draw:start-glue-point="8" draw:end-shape="id4" svg:d="M9128 2016v1143h-5207v762" svg:viewBox="0 0 5208 1906">
          <text:p/>
        </draw:connector>
        <draw:custom-shape draw:style-name="gr2" draw:text-style-name="P2" draw:layer="layout" svg:width="1.016cm" svg:height="1.016cm" svg:x="5.445cm" svg:y="6.461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2.032cm" svg:height="1.016cm" svg:x="3.413cm" svg:y="6.461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202cm" svg:x1="6.461cm" svg:y1="4.556cm" svg:x2="4.429cm" svg:y2="6.461cm" draw:start-shape="id5" draw:start-glue-point="8" draw:end-shape="id6" draw:end-glue-point="0" svg:d="M6461 4556v1143h-2032v762" svg:viewBox="0 0 2033 1906">
          <text:p/>
        </draw:connector>
        <draw:connector draw:style-name="gr7" draw:text-style-name="P1" draw:layer="layout" draw:line-skew="0.453cm" svg:x1="12.684cm" svg:y1="4.556cm" svg:x2="10.144cm" svg:y2="6.461cm" draw:end-shape="id7" draw:end-glue-point="0" svg:d="M12684 4556v1143h-2540v762" svg:viewBox="0 0 2541 1906">
          <text:p/>
        </draw:connector>
        <draw:custom-shape draw:style-name="gr2" draw:text-style-name="P2" draw:layer="layout" svg:width="1.016cm" svg:height="1.016cm" svg:x="11.16cm" svg:y="6.461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2.032cm" svg:height="1.016cm" svg:x="9.128cm" svg:y="6.461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13.7cm" svg:y="1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1.016cm" svg:x="1.762cm" svg:y="1.381cm">
          <text:p text:style-name="P1"><text:span text:style-name="T1">Ve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3.794cm" svg:y="1.3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0.254cm" svg:height="0.254cm" svg:x="4.175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4.429cm" svg:y1="1.889cm" svg:x2="6.588cm" svg:y2="1.889cm" draw:start-shape="id8" draw:start-glue-point="10" draw:end-shape="id9" draw:end-glue-point="3" svg:d="M4429 1889h2159" svg:viewBox="0 0 2160 1">
          <text:p/>
        </draw:connector>
        <draw:custom-shape draw:style-name="gr6" draw:text-style-name="P2" draw:layer="layout" svg:width="1.016cm" svg:height="1.016cm" svg:x="5.699cm" svg:y="9.50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6.715cm" svg:y="9.5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1.016cm" svg:x="7.731cm" svg:y="9.509cm">
          <text:p text:style-name="P1"><text:span text:style-name="T1">1000$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0.254cm" svg:height="0.254cm" svg:x="7.09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1.016cm" svg:x="9.255cm" svg:y="9.50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10.271cm" svg:y="9.5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0.254cm" svg:height="0.254cm" svg:x="10.652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016cm" svg:x="11.287cm" svg:y="9.509cm">
          <text:p text:style-name="P1"><text:span text:style-name="T1">1000$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5.445cm" svg:y="12.049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1" draw:id="id11" draw:layer="layout" svg:width="2.032cm" svg:height="1.016cm" svg:x="3.413cm" svg:y="12.049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075cm" svg:x1="7.223cm" svg:y1="10.144cm" svg:x2="4.429cm" svg:y2="12.049cm" draw:start-shape="id10" draw:start-glue-point="8" draw:end-shape="id11" draw:end-glue-point="0" svg:d="M7223 10144v1016h-2794v889" svg:viewBox="0 0 2795 1906">
          <text:p/>
        </draw:connector>
        <draw:connector draw:style-name="gr7" draw:text-style-name="P1" draw:layer="layout" draw:line-skew="0.075cm" svg:x1="10.779cm" svg:y1="10.144cm" svg:x2="10.144cm" svg:y2="12.049cm" draw:start-shape="id12" draw:start-glue-point="8" draw:end-shape="id13" draw:end-glue-point="0" svg:d="M10779 10144v1016h-635v889" svg:viewBox="0 0 636 1906">
          <text:p/>
        </draw:connector>
        <draw:custom-shape draw:style-name="gr2" draw:text-style-name="P2" draw:layer="layout" svg:width="1.016cm" svg:height="1.016cm" svg:x="11.16cm" svg:y="12.049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3" draw:id="id13" draw:layer="layout" svg:width="2.032cm" svg:height="1.016cm" svg:x="9.128cm" svg:y="12.049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016cm" svg:x="1.762cm" svg:y="9.509cm">
          <text:p text:style-name="P1"><text:span text:style-name="T1">Ve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3.794cm" svg:y="9.5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0.254cm" svg:height="0.254cm" svg:x="4.175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4.429cm" svg:y1="10.017cm" svg:x2="5.699cm" svg:y2="10.017cm" draw:start-shape="id14" draw:start-glue-point="10" draw:end-shape="id15" draw:end-glue-point="1" svg:d="M4429 10017h1270" svg:viewBox="0 0 1271 1">
          <text:p/>
        </draw:connector>
        <draw:custom-shape draw:style-name="gr2" draw:text-style-name="P2" draw:layer="layout" svg:width="1.905cm" svg:height="1.016cm" svg:x="12.811cm" svg:y="9.509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8" draw:text-style-name="P1" xml:id="id15" draw:id="id15" draw:layer="layout" svg:x1="5.699cm" svg:y1="9.509cm" svg:x2="5.699cm" svg:y2="10.525cm">
          <text:p/>
        </draw:line>
        <draw:line draw:style-name="gr8" draw:text-style-name="P1" draw:layer="layout" svg:x1="9.255cm" svg:y1="9.509cm" svg:x2="9.255cm" svg:y2="10.525cm">
          <text:p/>
        </draw:line>
        <draw:line draw:style-name="gr8" draw:text-style-name="P1" draw:layer="layout" svg:x1="12.811cm" svg:y1="9.509cm" svg:x2="12.811cm" svg:y2="10.525cm">
          <text:p/>
        </draw:line>
        <draw:custom-shape draw:style-name="gr6" draw:text-style-name="P2" draw:layer="layout" svg:width="2.032cm" svg:height="1.016cm" svg:x="1.762cm" svg:y="17.383cm">
          <text:p text:style-name="P1"><text:span text:style-name="T1">SoA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3.794cm" svg:y="17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2" draw:id="id22" draw:layer="layout" svg:width="0.254cm" svg:height="0.254cm" svg:x="4.175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.524cm" svg:height="1.016cm" svg:x="8.62cm" svg:y="17.383cm">
          <text:p text:style-name="P1"><text:span text:style-name="T1">1000$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1.016cm" svg:x="10.144cm" svg:y="17.383cm">
          <text:p text:style-name="P1"><text:span text:style-name="T1">1000$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1.016cm" svg:x="11.668cm" svg:y="17.38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62cm" svg:y1="17.383cm" svg:x2="8.62cm" svg:y2="18.399cm">
          <text:p/>
        </draw:line>
        <draw:line draw:style-name="gr8" draw:text-style-name="P1" draw:layer="layout" svg:x1="10.144cm" svg:y1="17.383cm" svg:x2="10.144cm" svg:y2="18.399cm">
          <text:p/>
        </draw:line>
        <draw:line draw:style-name="gr8" draw:text-style-name="P1" draw:layer="layout" svg:x1="11.668cm" svg:y1="17.383cm" svg:x2="11.668cm" svg:y2="18.399cm">
          <text:p/>
        </draw:line>
        <draw:custom-shape draw:style-name="gr4" draw:text-style-name="P1" draw:layer="layout" svg:width="1.016cm" svg:height="1.016cm" svg:x="4.81cm" svg:y="17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4" draw:id="id24" draw:layer="layout" svg:width="0.254cm" svg:height="0.254cm" svg:x="5.191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1.016cm" svg:x="5.826cm" svg:y="17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0.254cm" svg:height="0.254cm" svg:x="6.207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6.461cm" svg:y1="17.891cm" svg:x2="8.62cm" svg:y2="17.891cm" draw:start-shape="id16" draw:start-glue-point="10" draw:end-shape="id17" svg:d="M6461 17891h2159" svg:viewBox="0 0 2160 1">
          <text:p/>
        </draw:connector>
        <draw:custom-shape draw:style-name="gr4" draw:text-style-name="P2" draw:layer="layout" svg:width="1.016cm" svg:height="1.016cm" svg:x="9.636cm" svg:y="19.16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1" xml:id="id18" draw:id="id18" draw:layer="layout" svg:width="0.254cm" svg:height="0.254cm" svg:x="10.017cm" svg:y="19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xml:id="id25" draw:id="id25" draw:layer="layout" svg:x1="8.62cm" svg:y1="19.161cm" svg:x2="8.62cm" svg:y2="20.177cm">
          <text:p/>
        </draw:line>
        <draw:custom-shape draw:style-name="gr6" draw:text-style-name="P2" draw:layer="layout" svg:width="1.016cm" svg:height="1.016cm" svg:x="8.62cm" svg:y="15.60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line draw:style-name="gr8" draw:text-style-name="P1" xml:id="id23" draw:id="id23" draw:layer="layout" svg:x1="8.62cm" svg:y1="15.605cm" svg:x2="8.62cm" svg:y2="16.621cm">
          <text:p/>
        </draw:line>
        <draw:custom-shape draw:style-name="gr4" draw:text-style-name="P2" draw:layer="layout" svg:width="1.016cm" svg:height="1.016cm" svg:x="11.668cm" svg:y="19.1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0" draw:id="id20" draw:layer="layout" svg:width="0.254cm" svg:height="0.254cm" svg:x="12.049cm" svg:y="19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652cm" svg:y1="19.161cm" svg:x2="10.652cm" svg:y2="20.177cm">
          <text:p/>
        </draw:line>
        <draw:line draw:style-name="gr8" draw:text-style-name="P1" draw:layer="layout" svg:x1="12.684cm" svg:y1="19.161cm" svg:x2="12.684cm" svg:y2="20.177cm">
          <text:p/>
        </draw:line>
        <draw:custom-shape draw:style-name="gr6" draw:text-style-name="P2" draw:layer="layout" svg:width="1.016cm" svg:height="1.016cm" svg:x="9.636cm" svg:y="15.60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636cm" svg:y1="15.605cm" svg:x2="9.636cm" svg:y2="16.621cm">
          <text:p/>
        </draw:line>
        <draw:custom-shape draw:style-name="gr6" draw:text-style-name="P2" draw:layer="layout" svg:width="1.016cm" svg:height="1.016cm" svg:x="10.652cm" svg:y="15.60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652cm" svg:y1="15.605cm" svg:x2="10.652cm" svg:y2="16.621cm">
          <text:p/>
        </draw:line>
        <draw:line draw:style-name="gr8" draw:text-style-name="P1" xml:id="id19" draw:id="id19" draw:layer="layout" svg:x1="8.62cm" svg:y1="20.939cm" svg:x2="8.62cm" svg:y2="21.955cm">
          <text:p/>
        </draw:line>
        <draw:line draw:style-name="gr8" draw:text-style-name="P1" xml:id="id21" draw:id="id21" draw:layer="layout" svg:x1="10.652cm" svg:y1="20.939cm" svg:x2="10.652cm" svg:y2="21.955cm">
          <text:p/>
        </draw:line>
        <draw:line draw:style-name="gr8" draw:text-style-name="P1" draw:layer="layout" svg:x1="13.192cm" svg:y1="20.939cm" svg:x2="13.192cm" svg:y2="21.955cm">
          <text:p/>
        </draw:line>
        <draw:connector draw:style-name="gr7" draw:text-style-name="P1" draw:layer="layout" draw:line-skew="0.215cm" svg:x1="10.144cm" svg:y1="19.796cm" svg:x2="8.62cm" svg:y2="20.939cm" draw:start-shape="id18" draw:start-glue-point="8" draw:end-shape="id19" draw:end-glue-point="0" svg:d="M10144 19796v762h-1524v381" svg:viewBox="0 0 1525 1144">
          <text:p/>
        </draw:connector>
        <draw:connector draw:style-name="gr7" draw:text-style-name="P1" draw:layer="layout" draw:line-skew="0.215cm" svg:x1="12.176cm" svg:y1="19.796cm" svg:x2="10.652cm" svg:y2="20.939cm" draw:start-shape="id20" draw:start-glue-point="8" draw:end-shape="id21" draw:end-glue-point="0" svg:d="M12176 19796v762h-1524v381" svg:viewBox="0 0 1525 1144">
          <text:p/>
        </draw:connector>
        <draw:custom-shape draw:style-name="gr1" draw:text-style-name="P2" draw:layer="layout" svg:width="0.508cm" svg:height="1.016cm" svg:x="6.461cm" svg:y="12.049cm">
          <text:p text:style-name="P1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6.969cm" svg:y="12.049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7.477cm" svg:y="12.049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7.985cm" svg:y="12.049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6.461cm" svg:y="6.461cm">
          <text:p text:style-name="P1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6.969cm" svg:y="6.461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7.477cm" svg:y="6.461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7.985cm" svg:y="6.461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2.176cm" svg:y="12.049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2.684cm" svg:y="12.049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3.192cm" svg:y="12.049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3.7cm" svg:y="12.049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4.208cm" svg:y="12.049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2.176cm" svg:y="6.461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2.684cm" svg:y="6.461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3.192cm" svg:y="6.461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3.7cm" svg:y="6.461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08cm" svg:height="1.016cm" svg:x="14.208cm" svg:y="6.461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lines" draw:line-skew="0cm 0.551cm" svg:x1="4.302cm" svg:y1="17.764cm" svg:x2="8.62cm" svg:y2="16.113cm" draw:start-shape="id22" draw:start-glue-point="4" draw:end-shape="id23" draw:end-glue-point="1" svg:d="M4302 17764v-501l4318-1150" svg:viewBox="0 0 4319 1652">
          <text:p/>
        </draw:connector>
        <draw:connector draw:style-name="gr9" draw:text-style-name="P1" draw:layer="layout" draw:type="lines" draw:line-skew="0.26cm 1.059cm" svg:x1="5.318cm" svg:y1="18.018cm" svg:x2="8.62cm" svg:y2="19.669cm" draw:start-shape="id24" draw:start-glue-point="8" draw:end-shape="id25" draw:end-glue-point="1" svg:d="M5318 18018v762l3302 889" svg:viewBox="0 0 3303 1652">
          <text:p/>
        </draw:connector>
        <draw:frame draw:style-name="gr10" draw:layer="layout" svg:width="16.637cm" svg:height="1.673cm" svg:x="1.651cm" svg:y="-1.63cm">
          <draw:text-box>
            <text:p>case class Employee(id: Int, name: String, salary: Int) </text:p>
            <text:p>val v: Vector[Employee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21cm" fo:margin-bottom="1.00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9:30:45.999797373</meta:creation-date>
    <dc:date>2015-06-12T21:58:35.997811545</dc:date>
    <meta:editing-duration>PT12M54S</meta:editing-duration>
    <meta:editing-cycles>3</meta:editing-cycles>
    <meta:generator>LibreOffice/4.2.8.2$Linux_X86_64 LibreOffice_project/420m0$Build-2</meta:generator>
    <meta:document-statistic meta:object-count="121"/>
  </office:meta>
</office:document-meta>
</file>